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st Document</text:h>
      <text:p text:style-name="Standard">Lorem ipsum dolor sit amet, consectetur adipiscing elit. Duis et tortor tortor, id semper sapien. Maecenas molestie dui lacinia turpis ullamcorper tempus rutrum diam accumsan. Sed pellentesque purus erat, sed vehicula eros. Morbi dolor lorem, consectetur at sollicitudin sed, dapibus a elit. Donec blandit sollicitudin mauris, vel pharetra dui tincidunt at. Phasellus ac felis ante. Morbi semper lacinia enim in dictum. Nam dignissim blandit dapibus. Quisque convallis posuere sodales. Maecenas nisi urna, eleifend sodales sollicitudin non, ultricies mattis odio. Integer eu risus libero.</text:p>
      <text:p text:style-name="Standard"/>
      <text:p text:style-name="Standard">Morbi ac erat dui. Praesent vel massa non quam pretium tempus sed nec lorem. Nunc consectetur nulla pellentesque sapien feugiat quis venenatis lacus cursus. In hac habitasse platea dictumst. Aliquam erat volutpat. Etiam sit amet sapien mi, eu ultrices dui. Quisque bibendum tortor sed lectus aliquam vestibulum. Nulla purus augue, lacinia ut sollicitudin et, bibendum a urna. Ut nec tortor vitae dolor vestibulum blandit.</text:p>
      <text:p text:style-name="Standard"/>
      <text:p text:style-name="Standard">Mauris consectetur, felis vitae scelerisque gravida, quam neque bibendum diam, sed tempus odio nisl sit amet urna. Nulla facilisis, tellus quis vulputate bibendum, tortor justo porta dui, id varius neque tellus ac justo. In commodo consectetur adipiscing. Donec pretium tempus nibh non aliquet. Vestibulum dui orci, euismod nec elementum eget, gravida eget leo. Aliquam dignissim ante id nisl venenatis dapibus. Ut a odio ipsum, vel viverra urna.</text:p>
      <text:p text:style-name="Standard"/>
      <text:h text:style-name="Heading_20_2" text:outline-level="2">Vivamus eu elementum nibh</text:h>
      <text:p text:style-name="Standard">In hac habitasse platea dictumst. Aenean pellentesque, tortor a fringilla venenatis, ligula magna aliquet purus, at gravida est lectus non odio. Vestibulum vel diam quam. Curabitur volutpat diam sit amet arcu aliquam sollicitudin. Nam sed est ipsum. Duis sit amet ante erat. Pellentesque molestie rutrum ligula non lacinia. Etiam sodales tortor sit amet ipsum commodo laoreet. Nam gravida, nibh vel adipiscing pellentesque, lacus quam ultricies purus, sed venenatis ipsum lacus a lacus. Etiam posuere quam sed risus auctor fringilla. Vestibulum et sapien at ipsum aliquam commodo vitae eget erat. Donec magna erat, viverra ut faucibus non, suscipit id mauris.</text:p>
      <text:p text:style-name="Standard"/>
      <text:h text:style-name="Heading_20_3" text:outline-level="3">Phasellus tempus felis ultricies felis egestas dictum</text:h>
      <text:p text:style-name="Standard">Aliquam vel tortor dui, vitae porta metus. Vestibulum ultricies, dui eu elementum tempor, neque nulla tempor tellus, vitae placerat ligula turpis eget mi. Phasellus commodo laoreet dolor in rutrum. Integer accumsan congue iaculis. Ut iaculis risus sit amet ipsum rhoncus vestibulum. Vestibulum accumsan, nisi a pretium pharetra, erat nunc pretium velit, vitae viverra eros lacus sed eros. Mauris pretium porta urna, nec pretium libero placerat eget. Sed vitae tortor lacus. Donec pellentesque lacinia arcu, non scelerisque purus condimentum in. Aliquam at leo at magna pharetra vulputate in vel odio. Nullam vulputate rutrum augue, eget dignissim justo fringilla vitae. Fusce sit amet feugiat velit.</text:p>
      <text:p text:style-name="Standard"/>
      <text:h text:style-name="Heading_20_3" text:outline-level="3">Nullam in erat tellus, vel sollicitudin neque</text:h>
      <text:p text:style-name="Standard">Nunc at sapien justo, non consectetur orci. Duis sed rhoncus lorem. Sed eu pretium nibh. In vitae lacus nisl. Fusce feugiat enim vel libero consequat vel adipiscing leo aliquam. Vivamus et est leo, at placerat elit. Cras nisl arcu, rhoncus sed volutpat id, viverra a sem. Nullam tristique blandit mauris eu consectetur. Praesent commodo nibh eu est iaculis blandit. Etiam consequat sapien eu nisi iaculis suscipit. Integer commodo convallis enim, venenatis bibendum nisi aliquet a. Curabitur et ultrices arcu. Phasellus dignissim aliquet turpis, id tincidunt sapien sollicitudin vitae.</text:p>
      <text:p text:style-name="Standard"><text:soft-page-break/></text:p>
      <text:p text:style-name="Standard">Curabitur faucibus velit tincidunt felis congue fermentum. Fusce bibendum, lorem ut sodales feugiat, tellus dolor lacinia augue, pretium lobortis neque eros vel risus. Maecenas venenatis adipiscing leo, feugiat congue lacus tincidunt nec. Aenean sed justo nec ipsum hendrerit varius vel ac elit. Vivamus mollis ante quis ipsum tempor consectetur auctor urna ultricies. Donec urna ante, sagittis in condimentum vel, tincidunt et odio. Lorem ipsum dolor sit amet, consectetur adipiscing elit. Sed id ipsum ac nisl malesuada tincidunt a at ipsum. Proin dignissim elementum risus, nec lobortis lacus lobortis eget. Morbi sit amet justo fermentum sem egestas laoreet.</text:p>
      <text:p text:style-name="Standard"/>
      <text:p text:style-name="Standard">Nulla facilisi. Aliquam quis dui vitae lacus elementum pharetra ut et felis. Aliquam vitae est quis sapien ornare molestie pharetra vel eros. Suspendisse potenti. Vestibulum tincidunt mattis hendrerit. Quisque et sem lorem, eu semper lorem. Etiam vulputate leo ut tellus tempor sed adipiscing augue hendrerit.</text:p>
      <text:p text:style-name="Standard"/>
      <text:p text:style-name="Standard">Suspendisse potenti. Etiam felis nunc, tempor quis consectetur sed, pulvinar a augue. Etiam nec nibh sit amet felis vestibulum venenatis. In hac habitasse platea dictumst. Nunc suscipit, quam in consectetur rhoncus, eros nunc rutrum sapien, at interdum justo elit vel quam. Nam non ornare tortor. Maecenas elit ligula, rhoncus nec ultrices et, ultrices condimentum orci.</text:p>
      <text:p text:style-name="Standard"/>
      <text:p text:style-name="Standard">Aenean tristique interdum molestie. Etiam quam lectus, pulvinar et condimentum eget, imperdiet quis massa. Nulla aliquet rhoncus consequat. Curabitur ullamcorper purus ut enim aliquet cursus. Aliquam purus neque, semper vel elementum vel, facilisis gravida tellus. Morbi a diam lacus. Morbi blandit tortor quis arcu sagittis scelerisque. Integer sed velit turpis. Nullam et quam eget erat interdum egestas ac quis orci. Sed risus elit, bibendum ac molestie et, pharetra at est. Nulla facilisi. Fusce commodo luctus ultricies. Integer eget scelerisque nibh.</text:p>
      <text:p text:style-name="Standard"/>
      <text:p text:style-name="Standard">Suspendisse dapibus augue sed quam aliquam aliquam adipiscing mauris sagittis. Etiam facilisis, tortor nec placerat fringilla, sem elit tincidunt justo, rhoncus ultricies orci dui dictum est. Quisque pellentesque mauris nec elit pretium et adipiscing massa malesuada. Quisque eu adipiscing turpis. Pellentesque ornare venenatis ligula et congue. Maecenas sollicitudin velit ac sem imperdiet pharetra tristique tortor tempor. Donec scelerisque enim id enim convallis semper. Aliquam in sapien eu nisl vestibulum auctor. Proin urna libero, volutpat vel auctor bibendum, dictum eu risus. Cras tempor malesuada pulvinar. Nullam at magna nisi. Proin ac semper velit.</text:p>
      <text:p text:style-name="Standard"/>
      <text:p text:style-name="Standard">Curabitur est augue, laoreet ac rutrum a, porttitor sed dolor. Ut iaculis dui ac justo vehicula et iaculis arcu egestas. Suspendisse quis dui nec urna pharetra mollis. Etiam dignissim erat eu felis pulvinar adipiscing. Morbi sit amet magna mi. Praesent odio lectus, posuere sit amet condimentum sed, venenatis vitae magna. Duis quis mattis augue.</text:p>
      <text:p text:style-name="Standard"/>
      <text:p text:style-name="Standard">Pellentesque pretium sagittis vehicula. Pellentesque porttitor mattis augue at rhoncus. Lorem ipsum dolor sit amet, consectetur adipiscing elit. Aenean sem erat, molestie ac egestas sed, viverra eu sapien. Suspendisse facilisis vestibulum dui fringilla molestie. Class aptent taciti sociosqu ad litora torquent per conubia nostra, per inceptos himenaeos. Pellentesque habitant morbi tristique senectus et netus et malesuada fames ac turpis egestas. Maecenas sagittis blandit tellus eget elementum. Quisque consectetur interdum faucibus. Ut et dui felis, in pretium risus. Cras feugiat congue nisi, vitae ultricies orci condimentum sed. Vestibulum a mi sed magna adipiscing pharetra. Nullam quis lacus turpis, non consequat lacus.</text:p>
      <text:p text:style-name="Standard"/>
      <text:p text:style-name="Standard">Aenean aliquam mollis nisi sodales molestie. Cras ornare ipsum quis elit adipiscing sodales. Mauris vehicula malesuada tortor et porttitor. Lorem ipsum dolor sit amet, consectetur adipiscing elit. Sed dapibus, ante ac luctus tincidunt, eros velit scelerisque purus, eget lobortis urna nibh at tortor. Sed pulvinar eros sit amet ipsum ultrices blandit accumsan justo laoreet. Nulla risus dolor, tincidunt a <text:soft-page-break/>mattis ac, convallis vel orci. Lorem ipsum dolor sit amet, consectetur adipiscing elit. Donec purus lectus, porta vitae sollicitudin sed, ullamcorper vitae risus. Duis rhoncus bibendum leo at condimentum. Aliquam erat volutpat. Maecenas volutpat laoreet orci, eget fermentum felis luctus non. Quisque dui nisl, vestibulum ac rhoncus at, faucibus id elit. Nam at lacus nisl, at varius nibh. Pellentesque habitant morbi tristique senectus et netus et malesuada fames ac turpis egestas. Fusce sed tellus ligula.</text:p>
      <text:p text:style-name="Standard"/>
      <text:p text:style-name="Standard">Integer fringilla sodales velit, et vehicula sapien vestibulum ut. Curabitur in erat vitae tortor consequat accumsan. Lorem ipsum dolor sit amet, consectetur adipiscing elit. Nam ut volutpat metus. Aenean tristique hendrerit mi, non eleifend neque venenatis a. Suspendisse scelerisque euismod risus, at placerat neque molestie in. Quisque at commodo dui. Maecenas porta mauris ac nisi ullamcorper tristique. Aenean nunc ligula, dapibus sit amet pellentesque ac, laoreet dictum sem. Nunc sagittis risus ut ipsum volutpat vulputate. Vivamus condimentum ultricies ante vel sollicitudin. Maecenas volutpat ultrices neque sit amet bibendum. Sed et lectus id nulla convallis convallis. Phasellus eget sem lacus, in commodo nisi. Sed sit amet urna at mauris posuere dapibus sed eget quam.</text:p>
      <text:p text:style-name="Standard"/>
      <text:p text:style-name="Standard">Vestibulum ante ipsum primis in faucibus orci luctus et ultrices posuere cubilia Curae; Morbi in mauris sit amet tortor semper adipiscing. Integer dictum eros sit amet ligula placerat venenatis. Aliquam erat volutpat. Sed vulputate rutrum adipiscing. Nullam vel lacus sit amet libero lobortis porta. Nunc bibendum elit placerat massa sodales commodo. In et nunc non nisl placerat pharetra volutpat sed urna. Nullam laoreet feugiat urna, et aliquet velit interdum nec. Suspendisse potenti.</text:p>
      <text:p text:style-name="Standard"/>
      <text:h text:style-name="Heading_20_2" text:outline-level="2">Phasellus condimentum ornare odio in lobortis</text:h>
      <text:p text:style-name="Standard">Ut tincidunt elementum ipsum, non gravida odio varius ac. Nullam gravida ipsum mattis urna egestas rhoncus consectetur enim consequat. Quisque id nunc odio, vitae sodales magna. Morbi nec nulla et leo rutrum congue ut sed magna. Donec eu diam mauris, non porta dolor. Nullam sed erat justo. Vivamus ac sem a dui faucibus posuere. Nam sed magna ipsum, vel suscipit neque. Nullam sollicitudin ligula eget urna porttitor eu cursus est dictum. Praesent turpis nunc, commodo sit amet viverra et, rutrum eu velit. Donec posuere quam mauris.</text:p>
      <text:p text:style-name="Standard"/>
      <text:p text:style-name="Standard">Cras in ligula mauris, vel egestas dui. Nunc vitae felis quis odio lobortis vulputate iaculis ac turpis. Cras a sapien ipsum. Mauris vel sollicitudin purus. Vestibulum sagittis malesuada condimentum. Aliquam ornare vehicula neque a dictum. Ut placerat hendrerit porttitor. Aliquam erat volutpat. Phasellus et neque lorem. In vitae augue at magna vulputate dapibus. Nunc dictum massa id massa tempor tincidunt. Sed luctus ultricies tempor. Fusce dui tellus, vehicula a lacinia sit amet, convallis a turpis. Sed sed eros at felis feugiat rhoncus quis vitae nunc. Nam sollicitudin suscipit velit, consequat condimentum nulla fermentum ac.</text:p>
      <text:p text:style-name="Standard"/>
      <text:p text:style-name="Standard">Donec vel lectus diam. Suspendisse eu elit at nisi scelerisque euismod sed eu elit. Mauris nulla mi, vestibulum at interdum venenatis, viverra ac arcu. Duis et diam diam, vitae malesuada sapien. Quisque placerat eleifend arcu et fringilla. Morbi at dui libero, et euismod lacus. Maecenas nunc ligula, interdum sed pharetra in, elementum at arcu. Suspendisse quis tortor ut dolor feugiat lacinia. Etiam non aliquam tortor. Nulla sodales dui ut odio gravida eget sollicitudin sapien sagittis.</text:p>
      <text:p text:style-name="Standard"/>
      <text:p text:style-name="Standard">In convallis augue at dolor luctus nec tincidunt eros blandit. Aliquam auctor placerat vestibulum. Nunc lacus leo, ornare a pulvinar sit amet, tempor at ante. Integer adipiscing nunc in sapien tempor sagittis. Etiam aliquet, elit non aliquet cursus, lectus neque sollicitudin massa, vel sagittis nunc metus ut lorem. Mauris sit amet orci sit amet ante vulputate consectetur. Sed imperdiet fringilla rutrum. Proin pellentesque porta blandit. In rhoncus, nulla id euismod dignissim, leo felis vestibulum lacus, vel fringilla augue odio ac est. Maecenas rhoncus urna sit amet ligula lobortis <text:soft-page-break/>faucibus. Curabitur luctus, purus et vestibulum aliquet, justo magna mollis sapien, et semper sem justo eu augue. Cras congue nisl sed tortor euismod sit amet sodales felis pellentesque. Vivamus interdum aliquam nulla ac iaculis. Aenean tellus dui, porttitor nec fermentum eget, porta et dolor. Morbi et nibh sem, nec rutrum tortor. Pellentesque tristique mi metus.</text:p>
      <text:p text:style-name="Standard"/>
      <text:p text:style-name="Standard">Vestibulum non mauris ante. Nunc semper tincidunt turpis, ac mollis ligula porta vitae. Duis lobortis aliquam diam, eget aliquam risus scelerisque at. Etiam eu metus et risus pellentesque scelerisque nec quis justo. Quisque a vestibulum lacus. Ut tempus, mauris ut molestie dignissim, ante purus pharetra nibh, faucibus facilisis erat lorem a felis. Vivamus eget ultrices purus. Donec ut ligula est. Nam eu metus nisl. Nunc egestas nunc at enim consectetur et tristique magna dignissim. Praesent interdum ornare nibh quis gravida. Vivamus cursus, tellus quis fringilla elementum, est neque tincidunt risus, sit amet tincidunt massa felis vel lacus. Nunc mollis lacinia tortor eget egestas. Vivamus pharetra, lorem ac ullamcorper ultrices, justo quam pretium lacus, in pulvinar diam velit a nulla.</text:p>
      <text:p text:style-name="Standard"/>
      <text:p text:style-name="Standard">Nunc tincidunt cursus est sed cursus. Pellentesque in sapien a nisi blandit eleifend. Integer non nulla vel urna auctor consectetur at sit amet risus. In sollicitudin, nibh vel sollicitudin rhoncus, metus augue condimentum massa, id pharetra elit nunc sed massa. Curabitur a tortor augue. Donec facilisis tellus eu est consequat id hendrerit tellus malesuada. Praesent accumsan mi lectus. Suspendisse mollis sollicitudin laoreet. Nam quam risus, ultrices at tincidunt in, porta a dolor. Suspendisse potenti. Maecenas odio urna, gravida et fringilla id, dapibus sit amet augue. Nam vitae nisl a risus accumsan viverra in sit amet justo. Curabitur tincidunt luctus tortor eu ullamcorper. Sed eu ligula vitae elit rutrum aliquam in sit amet erat. Nulla blandit purus sit amet quam feugiat sollicitudin.</text:p>
      <text:p text:style-name="Standard"/>
      <text:p text:style-name="Standard">Nam imperdiet lobortis orci, eget porttitor eros posuere a. Proin tortor orci, venenatis in ornare vitae, cursus non metus. Sed tempus faucibus lectus, auctor adipiscing nulla aliquet fringilla. Aenean lobortis nisi sed nisi bibendum vulputate. Donec ultricies lobortis dui, vel venenatis nulla dictum vel. Sed convallis, metus eu pellentesque euismod, ante nulla pharetra odio, ac consequat tortor ipsum in diam. Curabitur vestibulum malesuada purus sit amet pulvinar. Cras ut dolor non quam placerat luctus vel sit amet justo.</text:p>
      <text:p text:style-name="Standard"/>
      <text:p text:style-name="Standard">Nulla interdum aliquam erat, quis bibendum ligula iaculis non. Etiam mauris diam, egestas sit amet sollicitudin quis, gravida eget sem. Sed luctus scelerisque feugiat. Cras rutrum libero a lorem tempor auctor. Sed sollicitudin, est nec congue venenatis, magna sapien sollicitudin elit, vitae convallis mi erat ut ipsum. Fusce tincidunt, erat quis ornare egestas, dolor nulla tempus ligula, sit amet sodales eros dolor eu nisl. Curabitur sed leo metus. Curabitur sit amet arcu eu velit mattis elementum. Ut nibh lacus, dapibus nec imperdiet ac, tempus a augue. Nunc euismod, orci et interdum rhoncus, nibh nisl iaculis lectus, vitae tincidunt lorem mauris feugiat urna. Quisque gravida neque metus, et auctor ligula.</text:p>
      <text:p text:style-name="Standard"/>
      <text:p text:style-name="Standard">Pellentesque convallis euismod massa ultrices ultrices. Aliquam condimentum auctor neque, at convallis nulla pulvinar ut. Vestibulum ante ipsum primis in faucibus orci luctus et ultrices posuere cubilia Curae; Maecenas enim quam, accumsan vel aliquet et, condimentum sit amet sapien. Praesent nisi massa, fringilla quis faucibus at, pellentesque mollis sem. Proin pulvinar orci eget augue luctus dictum. Curabitur id luctus lectus.</text:p>
      <text:p text:style-name="Standard"/>
      <text:p text:style-name="Standard">Donec at augue eu sapien elementum aliquam. Fusce bibendum ante id lacus imperdiet auctor. Mauris blandit, enim vitae sollicitudin consectetur, ligula urna placerat erat, id aliquet justo urna et lacus. Maecenas at nisl vitae diam lobortis sollicitudin. Nullam sollicitudin luctus hendrerit. Duis ut porttitor turpis. Donec convallis ultricies neque, et consequat velit condimentum interdum. Morbi ultrices risus non velit lacinia consectetur imperdiet odio lobortis. Vivamus tempus, purus ut <text:soft-page-break/>sollicitudin sollicitudin, massa tellus iaculis sapien, suscipit imperdiet purus tortor quis nibh. Nunc ut augue nulla, gravida ultricies libero. Phasellus ut hendrerit augue. In in sem neque, semper bibendum risus. Vivamus et mollis tellus. Nunc sollicitudin commodo massa quis tempus. Duis tincidunt malesuada ipsum id commodo. Donec porttitor est quis purus tempus venenatis.</text:p>
      <text:p text:style-name="Standard"/>
      <text:h text:style-name="Heading_20_2" text:outline-level="2">Donec vitae eros turpis, vel pulvinar ipsum</text:h>
      <text:p text:style-name="Standard">Suspendisse a vulputate nulla. Curabitur rutrum vehicula porttitor. Nullam fringilla nisi id ipsum congue vestibulum. Fusce laoreet tempus posuere. Ut non enim quis lectus gravida lacinia a vel metus. Integer tempus mauris eget tellus porttitor sed egestas neque aliquet. Sed at neque ligula.</text:p>
      <text:p text:style-name="Standard"/>
      <text:p text:style-name="Standard">Vivamus viverra ultricies placerat. Pellentesque eget sem leo. Fusce lacinia, enim eu suscipit sollicitudin, diam tellus suscipit leo, sit amet ultricies eros tellus vitae ligula. Fusce scelerisque interdum turpis nec molestie. Vivamus convallis sagittis nunc vel mattis. Cras vel elit et mauris sollicitudin eleifend sed vitae ante. Curabitur auctor mauris sed metus blandit fringilla quis vitae dolor. Maecenas sollicitudin tincidunt tincidunt. Donec faucibus malesuada accumsan.</text:p>
      <text:p text:style-name="Standard"/>
      <text:p text:style-name="Standard">Sed purus massa, malesuada non eleifend et, placerat quis ipsum. Nunc nunc ipsum, suscipit sit amet consectetur a, suscipit nec tellus. Etiam velit nunc, bibendum sit amet pharetra ut, suscipit vitae sem. Duis ante est, molestie ut faucibus sit amet, condimentum ac magna. Suspendisse tincidunt, erat eu auctor dapibus, sapien arcu tincidunt augue, non cursus dolor erat non libero. Duis sed ante sit amet est tincidunt aliquet vel vel enim. Praesent facilisis volutpat mi, id gravida mi consequat eget. Aliquam in sapien eu odio cursus congue. Quisque quis urna elit. Phasellus lacinia scelerisque varius. Nulla elit erat, rutrum eget vulputate a, euismod id arcu.</text:p>
      <text:p text:style-name="Standard"/>
      <text:h text:style-name="Heading_20_2" text:outline-level="2">Donec eget sem lacus, ac volutpat mi</text:h>
      <text:p text:style-name="Standard">Maecenas vel elit quis felis sollicitudin mattis. Nulla facilisi. Praesent vestibulum auctor magna, a semper justo tristique eu. In ut ante at nisi sollicitudin condimentum. Maecenas faucibus leo a nunc dapibus bibendum. Nulla sapien dui, tristique quis consectetur vitae, rhoncus id magna. Aliquam at erat nunc. Vivamus dolor arcu, tincidunt sit amet facilisis rutrum, elementum vitae nunc. Quisque pretium sem eu odio tempus auctor. Nullam quis nunc libero. Nam et quam eget orci rhoncus facilisis. Quisque non nibh sed urna bibendum pretium. Mauris nec interdum magna. Cras ultricies rutrum scelerisq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04T10:49:42</meta:creation-date>
    <dc:date>2012-09-04T10:52:16</dc:date>
    <meta:editing-duration>P0D</meta:editing-duration>
    <meta:editing-cycles>1</meta:editing-cycles>
    <meta:document-statistic meta:table-count="0" meta:image-count="0" meta:object-count="0" meta:page-count="5" meta:paragraph-count="37" meta:word-count="2694" meta:character-count="18272" meta:non-whitespace-character-count="15614"/>
    <meta:generator>LibreOffice/3.5$Linux_x86 LibreOffice_project/350m1$Build-2</meta:generator>
  </office:meta>
</office:document-meta>
</file>